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e92" officeooo:paragraph-rsid="000f6e92"/>
    </style:style>
    <style:style style:name="P2" style:family="paragraph" style:parent-style-name="Standard">
      <style:text-properties officeooo:rsid="000f6e92" officeooo:paragraph-rsid="00103b68"/>
    </style:style>
    <style:style style:name="P3" style:family="paragraph" style:parent-style-name="Standard">
      <style:text-properties officeooo:rsid="000f6e92" officeooo:paragraph-rsid="0011be0f"/>
    </style:style>
    <style:style style:name="P4" style:family="paragraph" style:parent-style-name="Standard">
      <style:text-properties officeooo:paragraph-rsid="00103b68"/>
    </style:style>
    <style:style style:name="P5" style:family="paragraph" style:parent-style-name="Standard">
      <style:text-properties officeooo:rsid="0011be0f" officeooo:paragraph-rsid="0011be0f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be0f" officeooo:paragraph-rsid="0011be0f" style:font-weight-asian="bold" style:font-weight-complex="bold"/>
    </style:style>
    <style:style style:name="P7" style:family="paragraph" style:parent-style-name="Standard">
      <style:text-properties fo:font-size="8pt" officeooo:rsid="0011be0f" officeooo:paragraph-rsid="0011be0f" style:font-size-asian="8pt" style:font-size-complex="8pt"/>
    </style:style>
    <style:style style:name="T1" style:family="text">
      <style:text-properties officeooo:rsid="000f6e92"/>
    </style:style>
    <style:style style:name="T2" style:family="text">
      <style:text-properties officeooo:rsid="00103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MarkdownNotebook 2!</text:p>
      <text:p text:style-name="Standard"/>
      <text:p text:style-name="P5">I re-began this on Zeto. <text:s/>Specs:</text:p>
      <text:p text:style-name="P5"/>
      <text:p text:style-name="P7">node v10.6.0<text:tab/>npm 6.1.0</text:p>
      <text:p text:style-name="P7"/>
      <text:p text:style-name="P7">Angular CLI: 6.0.8</text:p>
      <text:p text:style-name="P7">Node: 10.6.0</text:p>
      <text:p text:style-name="P7">OS: linux x64</text:p>
      <text:p text:style-name="P7">Angular: </text:p>
      <text:p text:style-name="P7">... </text:p>
      <text:p text:style-name="P7"/>
      <text:p text:style-name="P7">Package <text:s text:c="21"/>Version</text:p>
      <text:p text:style-name="P7">------------------------------------------------------</text:p>
      <text:p text:style-name="P7">@angular-devkit/architect <text:s text:c="3"/>0.6.8</text:p>
      <text:p text:style-name="P7">@angular-devkit/core <text:s text:c="8"/>0.6.8</text:p>
      <text:p text:style-name="P7">@angular-devkit/schematics <text:s text:c="2"/>0.6.8</text:p>
      <text:p text:style-name="P7">@schematics/angular <text:s text:c="9"/>0.6.8</text:p>
      <text:p text:style-name="P7">@schematics/update <text:s text:c="10"/>0.6.8</text:p>
      <text:p text:style-name="P7">rxjs <text:s text:c="24"/>6.2.2</text:p>
      <text:p text:style-name="P7">typescript <text:s text:c="18"/>2.7.2</text:p>
      <text:p text:style-name="Standard"/>
      <text:p text:style-name="Standard"/>
      <text:p text:style-name="P5">1) /var/www$ ng new MarkdownNotebook</text:p>
      <text:p text:style-name="P5">ng serve – OK.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9:58:17.429200018</meta:creation-date>
    <dc:date>2018-07-14T10:34:55.039009494</dc:date>
    <meta:editing-duration>PT29S</meta:editing-duration>
    <meta:editing-cycles>1</meta:editing-cycles>
    <meta:document-statistic meta:table-count="0" meta:image-count="0" meta:object-count="0" meta:page-count="1" meta:paragraph-count="19" meta:word-count="47" meta:character-count="507" meta:non-whitespace-character-count="380"/>
    <meta:generator>LibreOffice/5.1.6.2$Linux_X86_64 LibreOffice_project/10m0$Build-2</meta:generator>
  </office:meta>
</office:document-meta>
</file>